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ize="18pt" fo:language="ru" fo:country="RU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ЕНА — АБЬЮЗЕР! ЕЙ ВАЖНО УНИЗИТЬ ТЕБЯ, ЧТОБЫ САМОУТВЕРДИТЬСЯ. </text:p>
      <text:p text:style-name="P2"/>
      <text:p text:style-name="P2"/>
      <text:p text:style-name="P2">НЕ РЕАГИРУЙ НА ЭТО НИКАК!!!!!</text:p>
      <text:p text:style-name="P2"/>
      <text:p text:style-name="P2"/>
      <text:p text:style-name="P2">ОНА ЖДЕТ, ЧТО ТЫ ПСИХАНЕШЬ. ОТ ТОГО, ЧТО ТЕБЕ СТАНЕТ ПЛОХО, ЕЙ БУДЕТ ХОРОШО. ЗАПОМНИ ЭТО. НЕ РЕАГИРУЙ. </text:p>
      <text:p text:style-name="P2"/>
      <text:p text:style-name="P2">ЕСЛИ НУЖНО ОТВЕТИТЬ, ОТВЕЧАЙ МАКСИМАЛЬНО СДЕРЖАННО И ОДНОСЛОЖНО. НЕ ДАЙ ЕЙ ТЕБЯ ЗАЦЕПИТЬ. НЕ ДАВАЙ ЕЙ ПИТАТЬСЯ ТВОЕЙ ЭНЕРГИЕЙ. </text:p>
      <text:p text:style-name="P2"/>
      <text:p text:style-name="P2"/>
      <text:p text:style-name="P2">ТЫ ВЫШЕ ЭТОГО. ТЫ МОЛОДЕЦ. ТЫ ВОСПРИНИМАЕШЬ ТОЛЬКО АДЕКВАТНУЮ КРИТИКУ. КОГДА ТЕБЯ СПЕЦИАЛЬНО ПОЛИВАЮТ ГОВНОМ — НЕЛЬЗЯ РЕАГИРОВАТЬ. ТЫ ДЕЛАЕШЬ ПЛОХО СЕБЕ И РАДУЕШЬ ПРОТИВНИКА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34S</meta:editing-duration>
    <meta:editing-cycles>3</meta:editing-cycles>
    <meta:generator>OpenOffice/4.1.5$Win32 OpenOffice.org_project/415m1$Build-9789</meta:generator>
    <dc:date>2018-12-07T11:03:54.97</dc:date>
    <meta:document-statistic meta:table-count="0" meta:image-count="0" meta:object-count="0" meta:page-count="1" meta:paragraph-count="5" meta:word-count="76" meta:character-count="495"/>
    <meta:user-defined meta:name="Info 1"/>
    <meta:user-defined meta:name="Info 2"/>
    <meta:user-defined meta:name="Info 3"/>
    <meta:user-defined meta:name="Info 4"/>
  </office:meta>
</office:document-meta>
</file>